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solid" draw:fill-color="#cccccc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officeooo:rsid="000c8ba5"/>
    </style:style>
    <style:style style:name="gr1" style:family="graphic">
      <style:graphic-properties draw:stroke="dash" draw:stroke-dash="Dash" svg:stroke-color="#000000" svg:stroke-linecap="butt" draw:fill="solid" draw:fill-color="#cccccc" fo:min-height="2.1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solid" draw:fill-color="#cccccc" fo:min-height="1.79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dash" draw:stroke-dash="Dash" svg:stroke-color="#000000" svg:stroke-linecap="butt" draw:fill="solid" draw:fill-color="#cccccc" fo:min-height="1.5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6</text:p>
      <text:h text:style-name="Heading_20_1" text:outline-level="1">Aim : Write A program To Implement Queue</text:h>
      <text:p text:style-name="P1">1. Queue</text:p>
      <text:p text:style-name="Standard">class Queue:</text:p>
      <text:p text:style-name="Standard"><text:s text:c="4"/>def __init__(self):</text:p>
      <text:p text:style-name="Standard"><text:s text:c="8"/>self.queue = []</text:p>
      <text:p text:style-name="Standard"/>
      <text:p text:style-name="Standard"><text:s text:c="4"/>def enque(self,data):</text:p>
      <text:p text:style-name="Standard"><text:s text:c="8"/>self.queue.append(data)</text:p>
      <text:p text:style-name="Standard"><text:s text:c="8"/>return True</text:p>
      <text:p text:style-name="Standard"/>
      <text:p text:style-name="Standard"><text:s text:c="4"/>def deque(self):</text:p>
      <text:p text:style-name="Standard"><text:s text:c="8"/>self.queue.pop(0)</text:p>
      <text:p text:style-name="Standard"><text:s text:c="8"/>return True</text:p>
      <text:p text:style-name="Standard"/>
      <text:p text:style-name="Standard"><text:s text:c="4"/>def isEmpty(self):</text:p>
      <text:p text:style-name="Standard"><text:s text:c="8"/>return len(self.queue)==0</text:p>
      <text:p text:style-name="Standard"/>
      <text:p text:style-name="Standard"><text:s text:c="4"/>def length(self):</text:p>
      <text:p text:style-name="Standard"><text:s text:c="8"/>return len(self.queue)</text:p>
      <text:p text:style-name="Standard"/>
      <text:p text:style-name="Standard"><text:s text:c="4"/>def print(self):</text:p>
      <text:p text:style-name="Standard"><text:s text:c="8"/>print(self.queue)</text:p>
      <text:p text:style-name="Standard"/>
      <text:p text:style-name="Standard">queue = Queue()</text:p>
      <text:p text:style-name="Standard"/>
      <text:p text:style-name="Standard"># Adding Elements</text:p>
      <text:p text:style-name="Standard">queue.enque(1)</text:p>
      <text:p text:style-name="Standard">queue.enque(2)</text:p>
      <text:p text:style-name="Standard">queue.enque(3)</text:p>
      <text:p text:style-name="Standard">queue.enque(4)</text:p>
      <text:p text:style-name="Standard">queue.enque(5)</text:p>
      <text:p text:style-name="Standard">queue.print()</text:p>
      <text:p text:style-name="Standard"/>
      <text:p text:style-name="Standard"># Removing Elements</text:p>
      <text:p text:style-name="Standard">queue.deque()</text:p>
      <text:p text:style-name="Standard">queue.deque()</text:p>
      <text:p text:style-name="Standard">queue.deque()</text:p>
      <text:p text:style-name="Standard">queue.print()</text:p>
      <text:p text:style-name="Standard"/>
      <text:p text:style-name="Standard"># Checking If Queue Is Empty And Length Of Queue</text:p>
      <text:p text:style-name="Standard">print(queue.isEmpty())</text:p>
      <text:p text:style-name="Standard">print(queue.length())</text:p>
      <text:p text:style-name="P1"><draw:frame text:anchor-type="paragraph" draw:z-index="0" draw:name="Text Frame 1" draw:style-name="gr1" draw:text-style-name="P2" svg:width="10.693cm" svg:height="2.17cm" svg:x="0.034cm" svg:y="0.199cm"><draw:text-box><text:p><text:span text:style-name="T1">[1, 2, 3, 4, 5]</text:span></text:p><text:p><text:span text:style-name="T1">[4, 5]</text:span></text:p><text:p><text:span text:style-name="T1">False</text:span></text:p><text:p><text:span text:style-name="T1">2</text:span></text:p></draw:text-box></draw:frame></text:p>
      <text:p text:style-name="P1"/>
      <text:p text:style-name="P1"/>
      <text:p text:style-name="P1"/>
      <text:p text:style-name="P1"/>
      <text:p text:style-name="P1"><text:soft-page-break/>2. Deque</text:p>
      <text:p text:style-name="Standard">from collections import deque</text:p>
      <text:p text:style-name="Standard"/>
      <text:p text:style-name="Standard">d = deque()</text:p>
      <text:p text:style-name="Standard"/>
      <text:p text:style-name="Standard">d.append(0)</text:p>
      <text:p text:style-name="Standard">d.append(2)</text:p>
      <text:p text:style-name="Standard">d.append(4)</text:p>
      <text:p text:style-name="Standard">d.append(6)</text:p>
      <text:p text:style-name="Standard">d.append(8)</text:p>
      <text:p text:style-name="Standard">d.append(10)</text:p>
      <text:p text:style-name="Standard"/>
      <text:p text:style-name="Standard">print("Before POP : ",d)</text:p>
      <text:p text:style-name="Standard">d.pop</text:p>
      <text:p text:style-name="Standard">print("After POP : ",d)</text:p>
      <text:p text:style-name="Standard"/>
      <text:p text:style-name="Standard">a = d.popleft()</text:p>
      <text:p text:style-name="Standard">print(d)</text:p>
      <text:p text:style-name="Standard">print(a)</text:p>
      <text:p text:style-name="Standard"><draw:frame text:anchor-type="paragraph" draw:z-index="1" draw:name="Text Frame 2" draw:style-name="gr2" draw:text-style-name="P2" svg:width="10.693cm" svg:height="1.95cm" svg:x="0.034cm" svg:y="0.199cm"><draw:text-box><text:p><text:span text:style-name="T1">Before POP : <text:s/>deque([0, 2, 4, 6, 8, 10])</text:span></text:p><text:p><text:span text:style-name="T1">After POP : <text:s/>deque([0, 2, 4, 6, 8, 10])</text:span></text:p><text:p><text:span text:style-name="T1">deque([2, 4, 6, 8, 10])</text:span></text:p><text:p><text:span text:style-name="T1">0</text:span></text:p></draw:text-box></draw:frame></text:p>
      <text:p text:style-name="P1"/>
      <text:p text:style-name="P1"/>
      <text:p text:style-name="P1"/>
      <text:p text:style-name="P1"/>
      <text:p text:style-name="P1">3. Priority Que<text:span text:style-name="T2">ue</text:span></text:p>
      <text:p text:style-name="Standard">import heapq</text:p>
      <text:p text:style-name="Standard"/>
      <text:p text:style-name="Standard">q = []</text:p>
      <text:p text:style-name="Standard">heapq.heappush(q,(2,"Write A Book"))</text:p>
      <text:p text:style-name="Standard">heapq.heappush(q,(1,"Lunch &amp; Break"))</text:p>
      <text:p text:style-name="Standard">heapq.heappush(q,(3,"Relax &amp; Sleep"))</text:p>
      <text:p text:style-name="Standard"/>
      <text:p text:style-name="Standard">while q:</text:p>
      <text:p text:style-name="Standard"><text:s text:c="4"/>next_item = heapq.heappop(q)</text:p>
      <text:p text:style-name="Standard"><text:s text:c="4"/>print(next_item)</text:p>
      <text:p text:style-name="P1"><draw:frame text:anchor-type="paragraph" draw:z-index="2" draw:name="Text Frame 3" draw:style-name="gr3" draw:text-style-name="P2" svg:width="10.693cm" svg:height="1.521cm" svg:x="0.034cm" svg:y="0.199cm"><draw:text-box><text:p><text:span text:style-name="T1">(1, 'Lunch &amp; Break')</text:span></text:p><text:p><text:span text:style-name="T1">(2, 'Write A Book')</text:span></text:p><text:p><text:span text:style-name="T1">(3, 'Relax &amp; Sleep')</text:span></text:p></draw:text-box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5T13:41:18.814072300</meta:creation-date>
    <dc:date>2025-03-05T13:47:16.598858600</dc:date>
    <meta:editing-duration>PT6M3S</meta:editing-duration>
    <meta:editing-cycles>1</meta:editing-cycles>
    <meta:document-statistic meta:table-count="0" meta:image-count="0" meta:object-count="0" meta:page-count="2" meta:paragraph-count="58" meta:word-count="124" meta:character-count="1090" meta:non-whitespace-character-count="928"/>
    <meta:generator>LibreOffice/25.2.1.2$Windows_X86_64 LibreOffice_project/d3abf4aee5fd705e4a92bba33a32f40bc4e56f49</meta:generator>
  </office:meta>
</office:document-meta>
</file>